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183906634A0FF76.png" manifest:media-type="image/png"/>
  <manifest:file-entry manifest:full-path="Pictures/100002010000064000000384CBACEC14B5E73E4C.png" manifest:media-type="image/png"/>
  <manifest:file-entry manifest:full-path="Pictures/10000201000005F000000316912F8DF3CBD60A79.png" manifest:media-type="image/png"/>
  <manifest:file-entry manifest:full-path="Pictures/10000201000004F200000043158B9A4E3E0E0B34.png" manifest:media-type="image/png"/>
  <manifest:file-entry manifest:full-path="Pictures/10000201000004FC00000169911F62D756B5785B.png" manifest:media-type="image/png"/>
  <manifest:file-entry manifest:full-path="Pictures/1000020100000640000003840D0E2A182DF8BD0E.png" manifest:media-type="image/png"/>
  <manifest:file-entry manifest:full-path="Pictures/10000201000005FE000001C9D6B34A287630A5DA.png" manifest:media-type="image/png"/>
  <manifest:file-entry manifest:full-path="Pictures/100002010000045100000102AE7FB5EB77DBB3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11f" officeooo:paragraph-rsid="0004511f"/>
    </style:style>
    <style:style style:name="P2" style:family="paragraph" style:parent-style-name="Standard">
      <style:text-properties officeooo:rsid="0007a4a2" officeooo:paragraph-rsid="0007a4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sgnment 2A</text:p>
      <text:p text:style-name="P1"><draw:frame draw:style-name="fr2" draw:name="Image1" text:anchor-type="char" svg:width="17cm" svg:height="3.969cm" draw:z-index="0"><draw:image xlink:href="Pictures/100002010000045100000102AE7FB5EB77DBB3DA.png" xlink:type="simple" xlink:show="embed" xlink:actuate="onLoad" loext:mime-type="image/png"/></draw:frame><draw:frame draw:style-name="fr3" draw:name="Image2" text:anchor-type="char" svg:x="0cm" svg:y="3.967cm" svg:width="17cm" svg:height="4.808cm" draw:z-index="1"><draw:image xlink:href="Pictures/10000201000004FC00000169911F62D756B578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ssisgnment 2B</text:p>
      <text:p text:style-name="P1"/>
      <text:p text:style-name="P1"/>
      <text:p text:style-name="P2"><draw:frame draw:style-name="fr2" draw:name="Image3" text:anchor-type="char" svg:width="17cm" svg:height="8.835cm" draw:z-index="2"><draw:image xlink:href="Pictures/10000201000005F000000316912F8DF3CBD60A79.png" xlink:type="simple" xlink:show="embed" xlink:actuate="onLoad" loext:mime-type="image/png"/></draw:frame><draw:frame draw:style-name="fr3" draw:name="Image4" text:anchor-type="char" svg:x="0cm" svg:y="8.834cm" svg:width="17cm" svg:height="5.064cm" draw:z-index="3"><draw:image xlink:href="Pictures/10000201000005FE000001C9D6B34A287630A5DA.png" xlink:type="simple" xlink:show="embed" xlink:actuate="onLoad" loext:mime-type="image/png"/></draw:frame><draw:frame draw:style-name="fr3" draw:name="Image5" text:anchor-type="char" svg:x="0cm" svg:y="13.896cm" svg:width="17cm" svg:height="0.9cm" draw:z-index="4"><draw:image xlink:href="Pictures/10000201000004F200000043158B9A4E3E0E0B34.png" xlink:type="simple" xlink:show="embed" xlink:actuate="onLoad" loext:mime-type="image/png"/></draw:frame>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ssignment 2C</text:p>
      <text:p text:style-name="P2"/>
      <text:p text:style-name="P2"><draw:frame draw:style-name="fr2" draw:name="Image6" text:anchor-type="char" svg:width="17cm" svg:height="9.562cm" draw:z-index="5"><draw:image xlink:href="Pictures/100002010000064000000384CBACEC14B5E73E4C.png" xlink:type="simple" xlink:show="embed" xlink:actuate="onLoad" loext:mime-type="image/png"/></draw:frame></text:p>
      <text:p text:style-name="P2"/>
      <text:p text:style-name="P2"><draw:frame draw:style-name="fr1" draw:name="Image7" text:anchor-type="char" svg:width="17cm" svg:height="9.562cm" draw:z-index="6"><draw:image xlink:href="Pictures/1000020100000640000003840D0E2A182DF8BD0E.png" xlink:type="simple" xlink:show="embed" xlink:actuate="onLoad" loext:mime-type="image/png"/></draw:frame></text:p>
      <text:p text:style-name="P2"/>
      <text:p text:style-name="P2"><draw:frame draw:style-name="fr1" draw:name="Image8" text:anchor-type="char" svg:width="17cm" svg:height="9.562cm" draw:z-index="7"><draw:image xlink:href="Pictures/1000020100000640000003849183906634A0FF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3T14:55:37.460682794</meta:creation-date>
    <dc:date>2026-03-02T15:23:46.104006661</dc:date>
    <meta:editing-duration>PT1H48M22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4" meta:paragraph-count="4" meta:word-count="7" meta:character-count="43" meta:non-whitespace-character-count="40"/>
  </office:meta>
</office:document-meta>
</file>